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His aberrant behaviour reaches its peak when he runs over with his car a man who has been hired to impersonate Hazel and get the money that he has refused to take for his street-preaching. After this murder and the loss of his car, Hazel buys a sack of quicklime, returns to the boarding house, blinds himself, and starts a life of penance.<text:note text:id="ftn0" text:note-class="footnote"><text:note-citation>1</text:note-citation><text:note-body><text:p text:style-name="Footnote">In Mystery and Manners, O’Connor emphasises the symbolic role of Hazel’s car: “the hero’s rat-color automobile is his pulpit and his coffin as well as something he thinks of as a means of escape. He is mistaken in thinking that it is a means of escape, of course, and does not really escape his predicament until the car is destroyed by the patrolman. The car is a kind of death-in-life symbol, as his blindness is a life-in-death symbol. The fact that these meanings are there makes the book significant” (MM, 72). What Hazel arrogantly says about his car is equally significant, especially considering that it is a second-hand, dilapidated vehicle: “Nobody with a good car needs to be justified” (WB, 76).</text:p></text:note-body></text:note> He wraps his body with barbed wire, puts pebbles in his shoes and hardly eats. “I’m not clean, he repeats” (WB, 154). Finally, Hazel abandons the rooming house, in part due to the landlady’s marriage proposals; a few days later, a policeman finds him lying unconscious in a ditch and strikes him over the head with his billy club. Hazel dies in the squad car, but the policemen do not notice it and take him back to his lodgings. The landlady talks to him and observes his face, “stern and tranquil” (WB, 159). It is by looking into Hazel’s eyes – with her eyes shut – that she experiences the epiphany that closes the novel:</text:p>
      <text:p text:style-name="P1">She had never observed his face more composed and she grabbed his hand and held it to her heart. It was resistless and dry. The outline of a skull was plain under his skin and the deep burned eye sockets seemed to lead into the dark tunnel where he had disappeared. She leaned closer and closer to his face, looking deep into them, trying to see how she had been cheated or what had cheated her, but she couldn’t see anything. She shut her eyes and saw the pin point of light but so far away that she could not hold it steady in her mind. She felt as if she were blocked at the entrance of something. She sat staring with her eyes shut, into his eyes, and felt as if she had finally got to the beginning of something she couldn’t begin, and she saw him moving farther and farther away, farther and farther into the darkness until he was the pin point of light. (WB, 160)</text:p>
      <text:p text:style-name="First_20_paragraph">Undoubtedly, Hazel Motes is one of the most powerful figures in O’Connor’s fiction: she described him as “a Christian malgré lui,” finally unable “to get rid of the ragged figure [Jesus] who moves from tree to tree in the back of his mind.”<text:note text:id="ftn1" text:note-class="footnote"><text:note-citation>2</text:note-citation><text:note-body><text:p text:style-name="Footnote">Flannery O’Connor, “Author’s Note to the Second Edition,” in Wise Blood (London: Faber and Faber, 1996), xiii.</text:p></text:note-body></text:note> His final asceticism brings to mind the mortification of saints, and especially the life of Saint Paul, also blind for a time and a violent persecutor of Christians before his conversion. In any case, it is clear that Hazel’s freakishness embodies the defining features of Southern Gothic: violence and self-inflicted violence, murder, bigotry, fanaticism and religious fundamentalism. In a self-reflexive manner, the words of Hazel’s landlady to his tenant about his eccentric behaviour encapsulate the freakishness of the novel’s plot: “Well, it’s not normal. It’s like one of them gory stories, it’s something that people have quit doing – like boiling in oil or being a saint or walling up cats [. . .]. There’s no reason for it. People have quit doing it” (WB, 154). However, the monstrosity that Hazel represents has not disappeared. On the contrary, it has transcended the boundaries of the American South to suggest the globalization of violence and religious fanaticism, which many times erupt through terrorist attacks. Furthermore, Hazel’s freakishness prefigures a variety of contemporary aberrations, such as eating disorders, fornication with minors, and self-mutilation.</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